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office:automatic-styles>
  <office:body>
    <office:text>
      <text:p text:style-name="Title">b</text:p>
      <text:p text:style-name="Text_20_body">Hello,</text:p>
      <text:p text:style-name="Text_20_body">Thank you for your questions and for choosing Facebook as the app for critique. I’ll be glad to provide insights based on my experience and knowledge.</text:p>
      <text:p text:style-name="Text_20_body"><text:span text:style-name="T1">Critique of Facebook:</text:span></text:p>
      <text:list text:style-name="L1">
        <text:list-item>
          <text:p text:style-name="P1"><text:span text:style-name="T1">Likely User:</text:span> Facebook’s likely users encompass a wide range of individuals, including friends and family members seeking to connect, share content, and communicate. It also caters to businesses and organizations looking to engage with their audience.</text:p>
        </text:list-item>
        <text:list-item>
          <text:p text:style-name="P1"><text:span text:style-name="T1">Core Objective:</text:span> The core objective of Facebook is to facilitate social interaction, communication, and content sharing among its users. The platform aims to create a digital space where people can connect with others, express themselves, and stay informed about various topics.</text:p>
        </text:list-item>
        <text:list-item>
          <text:p text:style-name="P1"><text:span text:style-name="T1">User Motivations:</text:span> Users of Facebook are motivated by a desire to stay connected with friends and family, share personal experiences, discover and engage with content, and interact with communities that align with their interests.</text:p>
        </text:list-item>
        <text:list-item>
          <text:p text:style-name="P1"><text:span text:style-name="T1">Best Practices and Guidelines:</text:span> Facebook, as a widely used platform, should adhere to best practices in terms of user privacy, data security, content moderation, and accessibility. It should also provide a clear and intuitive interface that allows users to navigate between features and engage with content seamlessly.</text:p>
        </text:list-item>
        <text:list-item>
          <text:p text:style-name="P1"><text:span text:style-name="T1">Overall Experience:</text:span> The overall experience of Facebook should be welcoming, user-friendly, and intuitive. Users should be able to easily find and interact with friends’ updates, groups, pages, events, and other features. The app should also prioritize user control over privacy settings and data sharing.</text:p>
        </text:list-item>
        <text:list-item>
          <text:p text:style-name="P1"><text:span text:style-name="T1">Button and Element Design:</text:span> Buttons and other UI elements should be designed in a way that guides users toward their intended actions. Clear labels, consistent visual cues, and logical placement contribute to an optimal user experience. Elements that promote engagement, such as likes, comments, and shares, should be accessible and intuitive.</text:p>
        </text:list-item>
      </text:list>
      <text:p text:style-name="First_20_paragraph"><text:span text:style-name="T1">Improvements to Facebook:</text:span></text:p>
      <text:list text:style-name="L2">
        <text:list-item>
          <text:p text:style-name="P2"><text:span text:style-name="T1">Streamlined Privacy Settings:</text:span> Enhance the user experience by simplifying and streamlining privacy settings. Users often find Facebook’s privacy options complex, and making them more straightforward would help users feel more in control of their data.</text:p>
        </text:list-item>
        <text:list-item>
          <text:p text:style-name="P2"><text:span text:style-name="T1">Content Moderation:</text:span> Implement more effective content moderation algorithms to ensure that users are exposed to relevant and respectful content. This could enhance the quality of the user experience and prevent negative interactions.</text:p>
        </text:list-item>
        <text:list-item>
          <text:p text:style-name="P2"><text:span text:style-name="T1">Personalization:</text:span> Provide users with more personalized content recommendations based on their interests and interactions. This could enhance engagement by presenting users with content that aligns with their preferences.</text:p>
        </text:list-item>
      </text:list>
      <text:p text:style-name="First_20_paragraph"><text:span text:style-name="T1">Most Important Step in Designing an App:</text:span></text:p>
      <text:p text:style-name="Text_20_body">The most important step in designing an app is understanding the target users and their needs. By deeply empathizing with users and identifying their pain points, goals, and preferences, designers can create an app that truly resonates and adds value. This foundational step sets the direction for design decisions and ensures that the app meets user expectations and serves its intended purpose effectively.</text:p>
      <text:p text:style-name="Text_20_body">As I reflect on my work in this course, I realize that the principles of user-centered design, usability, and accessibility have been central in all my projects. These principles guide me in crafting experiences that are not only visually appealing but also intuitive and functional. I’ve learned the importance of empathy and continuous improvement in the design process, and I’m excited to carry these skills forward in my future design endeav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b</dc:title>
    <dc:description/>
    <dc:subject/>
    <meta:keyword/>
    <meta:initial-creator/>
    <dc:creator/>
    <meta:creation-date>2023-08-16T03:14:55Z</meta:creation-date>
    <dc:date>2023-08-16T03:14:55Z</dc:date>
    <meta:user-defined meta:name="generator" meta:value-type="string">pandoc</meta:user-defined>
    <meta:user-defined meta:name="viewport" meta:value-type="string">width=device-width, initial-scale=1.0, user-scalable=yes</meta:user-defined>
  </office:meta>
</office:document-meta>
</file>